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epSeek-CJK-patch" svg:font-family="DeepSeek-CJK-patch, Inter, system-ui, apple-system, BlinkMacSystemFont, 'Segoe UI', Roboto, 'Noto Sans', Ubuntu, Cantarell, 'Helvetica Neue', Oxygen, 'Open Sans',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color="#111111"/>
    </style:style>
    <style:style style:name="P2" style:family="paragraph" style:parent-style-name="Heading_20_3">
      <style:text-properties style:font-name="Arial" fo:font-size="12pt" fo:font-weight="normal" style:font-size-asian="12pt" style:font-weight-asian="normal" style:font-size-complex="12pt" style:font-weight-complex="normal"/>
    </style:style>
    <style:style style:name="P3" style:family="paragraph" style:parent-style-name="Heading_20_3">
      <style:text-properties style:font-name="Arial" fo:font-size="12pt" fo:font-weight="bold" style:font-size-asian="12pt" style:font-weight-asian="bold" style:font-size-complex="12pt" style:font-weight-complex="bold"/>
    </style:style>
    <style:style style:name="P4" style:family="paragraph" style:parent-style-name="Heading_20_3">
      <style:paragraph-properties fo:margin-left="0.423cm" fo:margin-right="0cm" fo:line-height="150%" fo:orphans="2" fo:widows="2" fo:text-indent="0cm" style:auto-text-indent="false"/>
    </style:style>
    <style:style style:name="P5" style:family="paragraph" style:parent-style-name="Heading_20_3">
      <style:paragraph-properties fo:margin-left="0cm" fo:margin-right="0cm" fo:margin-top="0cm" fo:margin-bottom="0cm" fo:orphans="2" fo:widows="2" fo:text-indent="0cm" style:auto-text-indent="false"/>
      <style:text-properties style:font-name="Arial" fo:font-size="12pt" fo:font-weight="normal" style:font-size-asian="12pt" style:font-weight-asian="normal" style:font-size-complex="12pt" style:font-weight-complex="normal"/>
    </style:style>
    <style:style style:name="P6"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fo:orphans="2" fo:widows="2" fo:text-indent="0cm" style:auto-text-indent="false"/>
    </style:style>
    <style:style style:name="P8"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fo:orphans="2" fo:widows="2" fo:text-indent="0cm" style:auto-text-indent="false"/>
      <style:text-properties style:font-name="Arial" fo:font-size="12pt" fo:font-weight="normal" style:font-size-asian="12pt" style:font-weight-asian="normal" style:font-size-complex="12pt" style:font-weight-complex="normal"/>
    </style:style>
    <style:style style:name="P10" style:family="paragraph" style:parent-style-name="Heading_20_2">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11" style:family="paragraph" style:parent-style-name="Heading_20_2">
      <style:paragraph-properties fo:margin-left="0cm" fo:margin-right="0cm" fo:line-height="150%" fo:orphans="2" fo:widows="2" fo:text-indent="0cm" style:auto-text-indent="false"/>
      <style:text-properties fo:font-size="12pt" style:font-size-asian="12pt" style:font-size-complex="12pt"/>
    </style:style>
    <style:style style:name="P12" style:family="paragraph" style:parent-style-name="Heading_20_2">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fo:color="#111111"/>
    </style:style>
    <style:style style:name="P14" style:family="paragraph" style:parent-style-name="Text_20_body">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margin-left="0.318cm" fo:margin-right="0cm" fo:orphans="2" fo:widows="2" fo:text-indent="0cm" style:auto-text-indent="false"/>
    </style:style>
    <style:style style:name="P16" style:family="paragraph" style:parent-style-name="Heading_20_4">
      <style:text-properties style:font-name="Arial" fo:font-size="12pt" fo:font-weight="normal" style:font-size-asian="12pt" style:font-weight-asian="normal" style:font-size-complex="12pt" style:font-weight-complex="normal"/>
    </style:style>
    <style:style style:name="P17" style:family="paragraph" style:parent-style-name="Heading_20_5">
      <style:text-properties style:font-name="Arial" fo:font-size="12pt" fo:font-weight="bold" style:font-size-asian="12pt" style:font-weight-asian="bold" style:font-size-complex="12pt" style:font-weight-complex="bold"/>
    </style:style>
    <style:style style:name="P18" style:family="paragraph" style:parent-style-name="Text_20_body" style:list-style-name="L2"/>
    <style:style style:name="P19" style:family="paragraph" style:parent-style-name="Text_20_body">
      <style:text-properties style:font-name="Arial" fo:font-size="12pt" fo:font-weight="normal" style:font-size-asian="12pt" style:font-weight-asian="normal" style:font-size-complex="12pt" style:font-weight-complex="normal"/>
    </style:style>
    <style:style style:name="P20" style:family="paragraph" style:parent-style-name="Text_20_body" style:list-style-name="L2">
      <style:text-properties style:font-name="Arial" fo:font-size="12pt" fo:font-weight="normal" style:font-size-asian="12pt" style:font-weight-asian="normal" style:font-size-complex="12pt" style:font-weight-complex="normal"/>
    </style:style>
    <style:style style:name="P21" style:family="paragraph" style:parent-style-name="Text_20_body" style:list-style-name="L3">
      <style:text-properties style:font-name="Arial" fo:font-size="12pt" fo:font-weight="normal" style:font-size-asian="12pt" style:font-weight-asian="normal" style:font-size-complex="12pt" style:font-weight-complex="normal"/>
    </style:style>
    <style:style style:name="P22" style:family="paragraph" style:parent-style-name="Text_20_body" style:list-style-name="L8">
      <style:text-properties style:font-name="Arial" fo:font-size="12pt" fo:font-weight="normal" style:font-size-asian="12pt" style:font-weight-asian="normal" style:font-size-complex="12pt" style:font-weight-complex="normal"/>
    </style:style>
    <style:style style:name="P23" style:family="paragraph" style:parent-style-name="Text_20_body" style:list-style-name="L9">
      <style:text-properties style:font-name="Arial" fo:font-size="12pt" fo:font-weight="normal" style:font-size-asian="12pt" style:font-weight-asian="normal" style:font-size-complex="12pt" style:font-weight-complex="normal"/>
    </style:style>
    <style:style style:name="P24" style:family="paragraph" style:parent-style-name="Text_20_body" style:list-style-name="L10">
      <style:text-properties style:font-name="Arial" fo:font-size="12pt" fo:font-weight="normal" style:font-size-asian="12pt" style:font-weight-asian="normal" style:font-size-complex="12pt" style:font-weight-complex="normal"/>
    </style:style>
    <style:style style:name="P25" style:family="paragraph" style:parent-style-name="Text_20_body" style:list-style-name="L19">
      <style:text-properties style:font-name="Arial" fo:font-size="12pt" fo:font-weight="normal" style:font-size-asian="12pt" style:font-weight-asian="normal" style:font-size-complex="12pt" style:font-weight-complex="normal"/>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
      <style:paragraph-properties fo:margin-left="0cm" fo:margin-right="0cm" fo:margin-top="0cm" fo:margin-bottom="0cm" fo:orphans="2" fo:widows="2" fo:text-indent="0cm" style:auto-text-indent="false"/>
    </style:style>
    <style:style style:name="P3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40" style:family="paragraph" style:parent-style-name="Text_20_body" style:list-style-name="L13">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1" style:family="paragraph" style:parent-style-name="Text_20_body" style:list-style-name="L14">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2" style:family="paragraph" style:parent-style-name="Text_20_body" style:list-style-name="L15">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3" style:family="paragraph" style:parent-style-name="Text_20_body" style:list-style-name="L16">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4" style:family="paragraph" style:parent-style-name="Text_20_body" style:list-style-name="L17">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 style:family="text">
      <style:text-properties fo:font-variant="normal" fo:text-transform="none" fo:color="#000000" style:font-name="DeepSeek-CJK-patch" fo:letter-spacing="normal" fo:font-style="normal"/>
    </style:style>
    <style:style style:name="T2" style:family="text">
      <style:text-properties fo:font-variant="normal" fo:text-transform="none" fo:color="#000000" style:font-name="Arial" fo:font-size="10pt" fo:letter-spacing="normal" fo:font-style="normal" style:font-size-asian="10pt" style:font-size-complex="10pt"/>
    </style:style>
    <style:style style:name="T3" style:family="text">
      <style:text-properties fo:font-variant="normal" fo:text-transform="none" fo:color="#000000" style:font-name="Arial" fo:letter-spacing="normal" fo:font-style="normal"/>
    </style:style>
    <style:style style:name="T4" style:family="text">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T5" style:family="text">
      <style:text-properties fo:font-variant="normal" fo:text-transform="none" fo:color="#000000" style:font-name="Arial" fo:font-size="15pt" fo:letter-spacing="normal" fo:font-style="normal" style:font-size-asian="15pt" style:font-size-complex="15pt"/>
    </style:style>
    <style:style style:name="T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fo:font-weight="normal" style:font-size-asian="12pt" style:font-size-complex="12pt"/>
    </style:style>
    <style:style style:name="T8" style:family="text">
      <style:text-properties fo:font-variant="normal" fo:text-transform="none" fo:color="#000000" style:font-name="Arial" fo:font-size="12pt" fo:letter-spacing="normal" fo:font-style="normal" style:font-size-asian="12pt" style:font-size-complex="12pt"/>
    </style:style>
    <style:style style:name="T9" style:family="text">
      <style:text-properties fo:font-variant="normal" fo:text-transform="none" fo:color="#000000" style:font-name="Arial" fo:font-size="12pt" fo:letter-spacing="normal" fo:font-weight="normal" style:font-size-asian="12pt" style:font-weight-asian="normal" style:font-size-complex="12pt" style:font-weight-complex="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fo:font-size="15pt" fo:letter-spacing="normal" fo:font-style="normal" fo:font-weight="bold" style:font-size-asian="15pt" style:font-weight-asian="bold" style:font-size-complex="15pt" style:font-weight-complex="bold"/>
    </style:style>
    <style:style style:name="T13" style:family="text">
      <style:text-properties fo:font-weight="bold" style:font-weight-asian="bold" style:font-weight-complex="bold"/>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15pt" fo:font-weight="bold" style:font-size-asian="15pt" style:font-weight-asian="bold" style:font-size-complex="15pt" style:font-weight-complex="bold"/>
    </style:style>
    <text:list-style style:name="L1">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Strong_20_Emphasis"><text:span text:style-name="T6">Rapport de Projet : Dungeon Exit</text:span></text:span></text:h>
      <text:h text:style-name="P10" text:outline-level="2"><text:tab/><text:span text:style-name="T15">Introduction</text:span></text:h>
      <text:p text:style-name="P15"><text:span text:style-name="Strong_20_Emphasis"><text:span text:style-name="T6">Dungeon Exit</text:span></text:span><text:span text:style-name="T6"> est un jeu de puzzle tactique où le joueur assemble des pièces modulables pour créer un chemin d'évasion dans un donjon. À travers 5 releases majeures entre février et mai, le jeu a évolué d'un prototype basique à une expérience complète avec multijoueur, solveur IA et système d'étages.</text:span></text:p>
      <text:h text:style-name="P10" text:outline-level="2"><text:tab/><text:span text:style-name="T15">Équipe</text:span></text:h>
      <text:list xml:id="list3237907396716567423" text:style-name="L1">
        <text:list-item>
          <text:p text:style-name="P38"><text:span text:style-name="Strong_20_Emphasis"><text:span text:style-name="T6">Théo Polgar</text:span></text:span></text:p>
        </text:list-item>
        <text:list-item>
          <text:p text:style-name="P38"><text:span text:style-name="Strong_20_Emphasis"><text:span text:style-name="T6">Arthur Lhomme</text:span></text:span></text:p>
        </text:list-item>
        <text:list-item>
          <text:p text:style-name="P38"><text:span text:style-name="Strong_20_Emphasis"><text:span text:style-name="T6">Florian Vincent</text:span></text:span></text:p>
        </text:list-item>
        <text:list-item>
          <text:p text:style-name="P38"><text:span text:style-name="Strong_20_Emphasis"><text:span text:style-name="T6">Iyan Nazarian</text:span></text:span></text:p>
        </text:list-item>
        <text:list-item>
          <text:p text:style-name="P38"><text:span text:style-name="Strong_20_Emphasis"><text:span text:style-name="T6">Mathis Beltran</text:span></text:span><text:span text:style-name="T6"><text:line-break/><text:line-break/><text:tab/></text:span><text:span text:style-name="T4">Rappel des objecifs du projet</text:span></text:p>
        </text:list-item>
      </text:list>
      <text:p text:style-name="P39"/>
      <text:p text:style-name="P7"><text:span text:style-name="T6">Le projet </text:span><text:span text:style-name="Emphasis"><text:span text:style-name="T9">Dungeon Exit</text:span></text:span><text:span text:style-name="T6">, proposé dans le cadre du module de programmation 2024/2025 encadré par M. Yan Jurski, avait pour objectif principal la </text:span><text:span text:style-name="Strong_20_Emphasis"><text:span text:style-name="T6">réalisation complète en Java d’un jeu de puzzle tactique</text:span></text:span><text:span text:style-name="T6">, en respectant des contraintes de conception logicielle structurée.</text:span></text:p>
      <text:p text:style-name="Text_20_body"><text:span text:style-name="T14">Le jeu s’inspire du jeu de société du même nom. Le principe de base est de </text:span><text:span text:style-name="Strong_20_Emphasis"><text:span text:style-name="T14">placer des pièces de route sur un plateau pour relier, dans un ordre précis, des points de passage</text:span></text:span><text:span text:style-name="T14"> (départ, étapes intermédiaires et arrivée). Le chemin construit doit être </text:span><text:span text:style-name="Strong_20_Emphasis"><text:span text:style-name="T14">continu, sans collisions ni croisements</text:span></text:span><text:span text:style-name="T14">, et respecter des </text:span><text:span text:style-name="Strong_20_Emphasis"><text:span text:style-name="T14">règles de validité strictes</text:span></text:span><text:span text:style-name="T14">.</text:span></text:p>
      <text:p text:style-name="P14">Parmi les objectifs spécifiques définis en début de projet, on retrouve :</text:p>
      <text:list xml:id="list3932244816303686377" text:style-name="L2">
        <text:list-item>
          <text:p text:style-name="P18"><text:span text:style-name="T14">La </text:span><text:span text:style-name="Strong_20_Emphasis"><text:span text:style-name="T14">modélisation propre</text:span></text:span><text:span text:style-name="T14"> du jeu en Java, avec une séparation claire entre les différentes responsabilités du programme.</text:span></text:p>
        </text:list-item>
        <text:list-item>
          <text:p text:style-name="P18"><text:span text:style-name="T14">L’</text:span><text:span text:style-name="Strong_20_Emphasis"><text:span text:style-name="T14">implémentation des règles de base</text:span></text:span><text:span text:style-name="T14"> du jeu (placement de pièces, validation de chemin, étapes à respecter…).</text:span></text:p>
        </text:list-item>
        <text:list-item>
          <text:p text:style-name="P18"><text:span text:style-name="T14">La </text:span><text:span text:style-name="Strong_20_Emphasis"><text:span text:style-name="T14">gestion de niveaux</text:span></text:span><text:span text:style-name="T14"> : différents plateaux avec des dispositions et difficultés variées.</text:span></text:p>
        </text:list-item>
        <text:list-item>
          <text:p text:style-name="P18"><text:span text:style-name="T14">Le développement de </text:span><text:span text:style-name="Strong_20_Emphasis"><text:span text:style-name="T14">fonctionnalités d’aide</text:span></text:span><text:span text:style-name="T14"> comme la résolution automatique d’un niveau via un </text:span><text:span text:style-name="Strong_20_Emphasis"><text:span text:style-name="T14">algorithme de recherche</text:span></text:span><text:span text:style-name="T14">.</text:span></text:p>
        </text:list-item>
        <text:list-item>
          <text:p text:style-name="P18"><text:span text:style-name="T14">L’</text:span><text:span text:style-name="Strong_20_Emphasis"><text:span text:style-name="T14">ajout d’un mode multijoueur local</text:span></text:span><text:span text:style-name="T14">, avec plusieurs variantes :</text:span></text:p>
          <text:list>
            <text:list-item>
              <text:p text:style-name="P20">Deux joueurs sur des plateaux identiques, jouant à tour de rôle ou simultanément.</text:p>
            </text:list-item>
            <text:list-item>
              <text:p text:style-name="P20">Mode coopératif ou compétitif sur un seul plateau.</text:p>
            </text:list-item>
          </text:list>
        </text:list-item>
        <text:list-item>
          <text:p text:style-name="P18"><text:span text:style-name="T14">L’introduction de </text:span><text:span text:style-name="Strong_20_Emphasis"><text:span text:style-name="T14">variantes dynamiques</text:span></text:span><text:span text:style-name="T14">, comme des pièces qui disparaissent ou se recyclent.</text:span></text:p>
        </text:list-item>
        <text:list-item>
          <text:p text:style-name="P18"><text:span text:style-name="T14">Une attention à l’</text:span><text:span text:style-name="Strong_20_Emphasis"><text:span text:style-name="T14">ergonomie</text:span></text:span><text:span text:style-name="T14">, la </text:span><text:span text:style-name="Strong_20_Emphasis"><text:span text:style-name="T14">fluidité des interactions</text:span></text:span><text:span text:style-name="T14">, et un </text:span><text:span text:style-name="Strong_20_Emphasis"><text:span text:style-name="T14">aspect visuel soigné</text:span></text:span><text:span text:style-name="T14">, même si ce point ne devait pas être prioritaire.</text:span></text:p>
        </text:list-item>
      </text:list>
      <text:p text:style-name="Text_20_body"><text:span text:style-name="T14">Enfin, une dimension importante du projet était de </text:span><text:span text:style-name="Strong_20_Emphasis"><text:span text:style-name="T14">construire une architecture extensible</text:span></text:span><text:span text:style-name="T14">, </text:span><text:soft-page-break/><text:span text:style-name="T14">facilitant l’ajout de variantes, de nouvelles mécaniques, ou la génération de niveaux. La mise en place d’un </text:span><text:span text:style-name="Strong_20_Emphasis"><text:span text:style-name="T14">solveur IA</text:span></text:span><text:span text:style-name="T14"> capable de valider un niveau ou de proposer des solutions optimales faisait également partie des ambitions techniques majeures.</text:span></text:p>
      <text:p text:style-name="Text_20_body"><text:span text:style-name="T14">Ce projet ne se limitait pas à une reproduction des règles, mais visait une </text:span><text:span text:style-name="Strong_20_Emphasis"><text:span text:style-name="T14">personnalisation riche, une modularité logicielle, et une certaine créativité</text:span></text:span><text:span text:style-name="T14"> dans l’adaptation numérique du jeu.</text:span></text:p>
      <text:p text:style-name="P39"/>
      <text:p text:style-name="P9"><text:span text:style-name="T10"><text:tab/></text:span><text:span text:style-name="T12">Architecture technique et choix de conception</text:span></text:p>
      <text:p text:style-name="P45"/>
      <text:h text:style-name="P5" text:outline-level="3"><text:span text:style-name="T10"><text:tab/><text:tab/></text:span><text:span text:style-name="T11">Architecture générale du projet</text:span></text:h>
      <text:p text:style-name="Text_20_body"><text:span text:style-name="T14">Le développement de </text:span><text:span text:style-name="Emphasis"><text:span text:style-name="T14">DungeonExit</text:span></text:span><text:span text:style-name="T14"> repose sur une </text:span><text:span text:style-name="Strong_20_Emphasis"><text:span text:style-name="T14">architecture logicielle en couches</text:span></text:span><text:span text:style-name="T14">, avec pour fondation le </text:span><text:span text:style-name="Strong_20_Emphasis"><text:span text:style-name="T14">patron de conception MVC (Modèle-Vue-Contrôleur)</text:span></text:span><text:span text:style-name="T14">. Ce choix a été déterminant pour assurer la clarté, la modularité et la maintenabilité du projet.</text:span></text:p>
      <text:h text:style-name="P2" text:outline-level="3"><text:tab/><text:tab/><text:span text:style-name="T13">Rôle de chaque couche</text:span></text:h>
      <text:list xml:id="list7503800673870346886" text:style-name="L3">
        <text:list-item>
          <text:p text:style-name="P26"><text:span text:style-name="Strong_20_Emphasis"><text:span text:style-name="T14">Modèle</text:span></text:span><text:span text:style-name="T14"> :</text:span></text:p>
          <text:list>
            <text:list-item>
              <text:p text:style-name="P21">Gère l’état du jeu (plateau, pièces, chemins posés, points d’étape).</text:p>
            </text:list-item>
            <text:list-item>
              <text:p text:style-name="P21">Applique les règles (validation d’un chemin, détection de victoire/défaite, restrictions de placement).</text:p>
            </text:list-item>
            <text:list-item>
              <text:p text:style-name="P21">Est également utilisé par le solveur IA pour analyser une configuration.</text:p>
            </text:list-item>
          </text:list>
        </text:list-item>
        <text:list-item>
          <text:p text:style-name="P26"><text:span text:style-name="Strong_20_Emphasis"><text:span text:style-name="T14">Vue</text:span></text:span><text:span text:style-name="T14"> :</text:span></text:p>
          <text:list>
            <text:list-item>
              <text:p text:style-name="P21">Affiche graphiquement le plateau, les pièces disponibles, les effets visuels et les menus.</text:p>
            </text:list-item>
            <text:list-item>
              <text:p text:style-name="P21">Met à jour l’affichage en fonction des changements d’état du modèle.</text:p>
            </text:list-item>
            <text:list-item>
              <text:p text:style-name="P21">Fournit des retours utilisateur (highlight, animations, sons…).</text:p>
            </text:list-item>
          </text:list>
        </text:list-item>
        <text:list-item>
          <text:p text:style-name="P26"><text:span text:style-name="Strong_20_Emphasis"><text:span text:style-name="T14">Contrôleur</text:span></text:span><text:span text:style-name="T14"> :</text:span></text:p>
          <text:list>
            <text:list-item>
              <text:p text:style-name="P21">Interprète les actions de l’utilisateur (clic, drag-and-drop, rotation…).</text:p>
            </text:list-item>
            <text:list-item>
              <text:p text:style-name="P21">Valide les actions via le modèle avant de les exécuter.</text:p>
            </text:list-item>
            <text:list-item>
              <text:p text:style-name="P21">Sert de lien entre l'interface graphique et les règles internes du jeu.</text:p>
            </text:list-item>
          </text:list>
        </text:list-item>
      </text:list>
      <text:h text:style-name="P2" text:outline-level="3"><text:tab/><text:tab/><text:span text:style-name="T13">Pourquoi l’architecture MVC ?</text:span></text:h>
      <text:p text:style-name="Text_20_body"><text:span text:style-name="T14">Le choix du patron MVC s’est avéré naturel et pertinent pour un jeu interactif comme </text:span><text:span text:style-name="Emphasis"><text:span text:style-name="T14">Dungeon Exit</text:span></text:span><text:span text:style-name="T14">, pour les raisons suivantes :</text:span></text:p>
      <text:list xml:id="list3634737452265452654" text:style-name="L4">
        <text:list-item>
          <text:p text:style-name="P27"><text:span text:style-name="Strong_20_Emphasis"><text:span text:style-name="T14">Séparation claire des responsabilités</text:span></text:span><text:span text:style-name="T14"> :<text:line-break/>Chaque membre de l’équipe pouvait travailler sur une couche différente sans conflit majeur. Par exemple, le moteur graphique évoluait indépendamment du moteur de règles ou du solveur IA.</text:span></text:p>
        </text:list-item>
        <text:list-item>
          <text:p text:style-name="P27"><text:span text:style-name="Strong_20_Emphasis"><text:span text:style-name="T14">Modularité et extensibilité</text:span></text:span><text:span text:style-name="T14"> :<text:line-break/>L’ajout du mode multijoueur, du système sonore ou des animations visuelles s’est fait sans réécrire la logique du jeu. Les contrôleurs et vues ont été enrichis, le modèle est resté stable.</text:span></text:p>
        </text:list-item>
        <text:list-item>
          <text:p text:style-name="P27"><text:span text:style-name="Strong_20_Emphasis"><text:span text:style-name="T14">Facilité de test et de débogage</text:span></text:span><text:span text:style-name="T14"> :<text:line-break/></text:span><text:soft-page-break/><text:span text:style-name="T14">Grâce à la séparation du modèle, les tests d’algorithmes de résolution ou de règles de placement pouvaient se faire sans interface graphique.</text:span></text:p>
        </text:list-item>
        <text:list-item>
          <text:p text:style-name="P27"><text:span text:style-name="Strong_20_Emphasis"><text:span text:style-name="T14">Réutilisabilité du modèle</text:span></text:span><text:span text:style-name="T14"> :<text:line-break/>Le solveur IA utilise directement le modèle pour simuler des placements, valider des configurations et explorer des chemins, sans dépendance à l’interface.</text:span></text:p>
        </text:list-item>
        <text:list-item>
          <text:p text:style-name="P27"><text:span text:style-name="Strong_20_Emphasis"><text:span text:style-name="T14">Adaptation aux variantes</text:span></text:span><text:span text:style-name="T14"> :<text:line-break/>Des règles alternatives (ex. disparition des pièces, contraintes temporelles) ont pu être ajoutées au niveau du modèle sans toucher au reste de l’application.</text:span></text:p>
        </text:list-item>
      </text:list>
      <text:h text:style-name="P2" text:outline-level="3"><text:tab/><text:tab/><text:span text:style-name="T13">Évolution de l’architecture au fil des releases</text:span></text:h>
      <text:p text:style-name="Text_20_body"><text:span text:style-name="T14">L’architecture a été pensée dès la </text:span><text:span text:style-name="Strong_20_Emphasis"><text:span text:style-name="T14">Release 1.0</text:span></text:span><text:span text:style-name="T14">, avec une version initiale du MVC simple mais fonctionnelle. Elle a ensuite été </text:span><text:span text:style-name="Strong_20_Emphasis"><text:span text:style-name="T14">progressivement raffinée</text:span></text:span><text:span text:style-name="T14"> :</text:span></text:p>
      <text:list xml:id="list8428722520959500042" text:style-name="L5">
        <text:list-item>
          <text:p text:style-name="P28"><text:span text:style-name="T14">En </text:span><text:span text:style-name="Strong_20_Emphasis"><text:span text:style-name="T14">Release 1.1</text:span></text:span><text:span text:style-name="T14">, le système de drag-and-drop a nécessité une meilleure gestion des événements et une refonte partielle du contrôleur.</text:span></text:p>
        </text:list-item>
        <text:list-item>
          <text:p text:style-name="P28"><text:span text:style-name="T14">En </text:span><text:span text:style-name="Strong_20_Emphasis"><text:span text:style-name="T14">Release 1.2</text:span></text:span><text:span text:style-name="T14">, des </text:span><text:span text:style-name="Strong_20_Emphasis"><text:span text:style-name="T14">classes utilitaires</text:span></text:span><text:span text:style-name="T14"> comme </text:span><text:span text:style-name="Source_20_Text"><text:span text:style-name="T14">Constants</text:span></text:span><text:span text:style-name="T14"> et des </text:span><text:span text:style-name="Source_20_Text"><text:span text:style-name="T14">Listeners</text:span></text:span><text:span text:style-name="T14"> spécifiques ont été introduites pour centraliser les comportements et alléger les vues.</text:span></text:p>
        </text:list-item>
        <text:list-item>
          <text:p text:style-name="P28"><text:span text:style-name="T14">En </text:span><text:span text:style-name="Strong_20_Emphasis"><text:span text:style-name="T14">Release 1.3</text:span></text:span><text:span text:style-name="T14">, l’arrivée de l’IA a renforcé la nécessité d’un modèle bien encapsulé et testable de manière autonome.</text:span></text:p>
        </text:list-item>
        <text:list-item>
          <text:p text:style-name="P28"><text:span text:style-name="T14">Enfin, en </text:span><text:span text:style-name="Strong_20_Emphasis"><text:span text:style-name="T14">Release 1.4 et 1,5</text:span></text:span><text:span text:style-name="T14">, les vues ont été enrichies visuellement (thème sombre, animations), tandis que les contrôleurs ont intégré la gestion du multijoueur local.</text:span></text:p>
        </text:list-item>
      </text:list>
      <text:p text:style-name="P39"/>
      <text:h text:style-name="P11" text:outline-level="2"><text:span text:style-name="T1"><text:tab/></text:span><text:span text:style-name="T4">Problèmes techniques rencontrés</text:span></text:h>
      <text:h text:style-name="P2" text:outline-level="3"><text:tab/><text:tab/><text:span text:style-name="T13">Rigidité initiale de l’architecture MVC</text:span></text:h>
      <text:p text:style-name="Text_20_body"><text:span text:style-name="T14">Au début du projet, notre implémentation du patron MVC était </text:span><text:span text:style-name="Strong_20_Emphasis"><text:span text:style-name="T14">trop rigide</text:span></text:span><text:span text:style-name="T14">, avec une séparation stricte mais peu souple des responsabilités. Par exemple, la vue dépendait fortement d’un contrôleur centralisé, et l'ensemble des composants devaient parfois traiter l’intégralité de l’état du jeu même lorsque ce n'était pas nécessaire.</text:span></text:p>
      <text:p text:style-name="Text_20_body"><text:span text:style-name="T14">Cette rigidité s’est révélée limitante dès que nous avons voulu ajouter des fonctionnalités complexes (animations, multi-étages, multijoueur). Une </text:span><text:span text:style-name="Strong_20_Emphasis"><text:span text:style-name="T14">refonte progressive</text:span></text:span><text:span text:style-name="T14"> de l’architecture a été mise en place à partir de la Release 1.2, avec les principes suivants :</text:span></text:p>
      <text:list xml:id="list3070871913228620632" text:style-name="L6">
        <text:list-item>
          <text:p text:style-name="P29"><text:span text:style-name="Strong_20_Emphasis"><text:span text:style-name="T14">Meilleure délégation</text:span></text:span><text:span text:style-name="T14"> des responsabilités aux composants enfants.</text:span></text:p>
        </text:list-item>
        <text:list-item>
          <text:p text:style-name="P29"><text:span text:style-name="Strong_20_Emphasis"><text:span text:style-name="T14">Traitement localisé</text:span></text:span><text:span text:style-name="T14"> : seuls les éléments concernés par l’état du jeu sont calculés et mis à jour.</text:span></text:p>
        </text:list-item>
        <text:list-item>
          <text:p text:style-name="P29"><text:span text:style-name="Strong_20_Emphasis"><text:span text:style-name="T14">Hiérarchie des appels maîtrisée</text:span></text:span><text:span text:style-name="T14"> : la logique suit une structure claire, où chaque module ne traite que ce qu’il connaît (ex. : les cellules gèrent leur affichage, les pièces leur rotation, etc.).</text:span></text:p>
        </text:list-item>
        <text:list-item>
          <text:p text:style-name="P29"><text:span text:style-name="T14">Cette nouvelle organisation nous a permis d’</text:span><text:span text:style-name="Strong_20_Emphasis"><text:span text:style-name="T14">intégrer rapidement de nouvelles features</text:span></text:span><text:span text:style-name="T14"> (éditeur de niveau, solveur, étages) avec peu de duplication et un meilleur découplage.</text:span></text:p>
        </text:list-item>
      </text:list>
      <text:h text:style-name="P2" text:outline-level="3"><text:soft-page-break/><text:tab/><text:tab/><text:span text:style-name="T13">Problèmes liés au solveur et à la condition de victoire</text:span></text:h>
      <text:h text:style-name="P16" text:outline-level="4">a. Un BFS initial commun</text:h>
      <text:p text:style-name="Text_20_body"><text:span text:style-name="T14">À l'origine, nous utilisions une implémentation unique de </text:span><text:span text:style-name="Strong_20_Emphasis"><text:span text:style-name="T14">BFS (Breadth-First Search)</text:span></text:span><text:span text:style-name="T14"> pour deux fonctionnalités clés : la </text:span><text:span text:style-name="Strong_20_Emphasis"><text:span text:style-name="T14">vérification de victoire</text:span></text:span><text:span text:style-name="T14"> (chemin valide entre les étapes) et le </text:span><text:span text:style-name="Strong_20_Emphasis"><text:span text:style-name="T14">solveur automatique</text:span></text:span><text:span text:style-name="T14">. Cette approche s’est révélée insuffisante avec l’introduction des </text:span><text:span text:style-name="Strong_20_Emphasis"><text:span text:style-name="T14">étages multiples</text:span></text:span><text:span text:style-name="T14">.</text:span></text:p>
      <text:h text:style-name="P16" text:outline-level="4">b. Condition de victoire : limitations et refactorisation</text:h>
      <text:p text:style-name="Text_20_body"><text:span text:style-name="T14">L’apparition des étages a complètement changé la nature du jeu : un chemin pouvait désormais </text:span><text:span text:style-name="Strong_20_Emphasis"><text:span text:style-name="T14">monter, redescendre, remonter</text:span></text:span><text:span text:style-name="T14">, et même passer par les mêmes coordonnées à des hauteurs différentes. Le BFS initial ne tenait pas compte de ces cas-là, ce qui créait de faux positifs ou bloquait certains niveaux pourtant valides.</text:span></text:p>
      <text:p text:style-name="Text_20_body"><text:span text:style-name="T14">De plus, il fallait éviter que l’algorithme considère des </text:span><text:span text:style-name="Strong_20_Emphasis"><text:span text:style-name="T14">boucles non valides</text:span></text:span><text:span text:style-name="T14"> (ex : revenir sur ses pas via un étage différent). Cette complexité a nécessité :</text:span></text:p>
      <text:list xml:id="list2549732701283275971" text:style-name="L7">
        <text:list-item>
          <text:p text:style-name="P30"><text:span text:style-name="T14">Un </text:span><text:span text:style-name="Strong_20_Emphasis"><text:span text:style-name="T14">nouvel algorithme spécifique</text:span></text:span><text:span text:style-name="T14"> à la condition de victoire.</text:span></text:p>
        </text:list-item>
        <text:list-item>
          <text:p text:style-name="P30"><text:span text:style-name="T14">Une </text:span><text:span text:style-name="Strong_20_Emphasis"><text:span text:style-name="T14">prise en compte de la notion d'altitude</text:span></text:span><text:span text:style-name="T14"> dans les chemins parcourus.</text:span></text:p>
        </text:list-item>
        <text:list-item>
          <text:p text:style-name="P30"><text:span text:style-name="T14">Un second ajustement lors de l’ajout de </text:span><text:span text:style-name="Strong_20_Emphasis"><text:span text:style-name="T14">l’éditeur de niveaux</text:span></text:span><text:span text:style-name="T14">, qui introduisait des </text:span><text:span text:style-name="Strong_20_Emphasis"><text:span text:style-name="T14">contraintes supplémentaires</text:span></text:span><text:span text:style-name="T14"> (ex. : certaines pièces interdites, chemins incomplets).</text:span></text:p>
        </text:list-item>
      </text:list>
      <text:h text:style-name="P17" text:outline-level="5">Le solveur IA : refonte complète</text:h>
      <text:p text:style-name="Text_20_body"><text:span text:style-name="T14">Le solveur d’origine, bien que fonctionnel sur des niveaux simples, produisait des </text:span><text:span text:style-name="Strong_20_Emphasis"><text:span text:style-name="T14">solutions incorrectes ou incomplètes</text:span></text:span><text:span text:style-name="T14"> dès lors que des étages étaient impliqués. Il ne tenait pas compte de la nouvelle topologie du jeu, ni des règles avancées.</text:span></text:p>
      <text:p text:style-name="Text_20_body"><text:span text:style-name="T14">Nous avons donc réalisé une </text:span><text:span text:style-name="Strong_20_Emphasis"><text:span text:style-name="T14">refonte totale du solveur IA</text:span></text:span><text:span text:style-name="T14"> :</text:span></text:p>
      <text:list xml:id="list1355985392117298000" text:style-name="L8">
        <text:list-item>
          <text:p text:style-name="P31"><text:span text:style-name="T14">Meilleure représentation de l’espace de recherche, incluant la </text:span><text:span text:style-name="Strong_20_Emphasis"><text:span text:style-name="T14">dimension verticale</text:span></text:span><text:span text:style-name="T14">.</text:span></text:p>
        </text:list-item>
        <text:list-item>
          <text:p text:style-name="P31"><text:span text:style-name="T14">Optimisations pour éviter les </text:span><text:span text:style-name="Strong_20_Emphasis"><text:span text:style-name="T14">états redondants</text:span></text:span><text:span text:style-name="T14"> ou </text:span><text:span text:style-name="Strong_20_Emphasis"><text:span text:style-name="T14">branches mortes</text:span></text:span><text:span text:style-name="T14">.</text:span></text:p>
        </text:list-item>
        <text:list-item>
          <text:p text:style-name="P22">Intégration avec le moteur de jeu existant pour tester la validité d’un placement avant de continuer la recherche.</text:p>
        </text:list-item>
      </text:list>
      <text:p text:style-name="Text_20_body"><text:span text:style-name="T14">Ce travail a permis de proposer une aude</text:span><text:span text:style-name="Strong_20_Emphasis"><text:span text:style-name="T14"> efficace au joueur</text:span></text:span><text:span text:style-name="T14"> et d’évaluer la difficulté des niveaux créés.</text:span></text:p>
      <text:p text:style-name="P14"/>
      <text:h text:style-name="P2" text:outline-level="3"><text:tab/><text:tab/><text:span text:style-name="T13">Gestion du mode multijoueur</text:span></text:h>
      <text:p text:style-name="Text_20_body"><text:span text:style-name="T14">L’ajout du </text:span><text:span text:style-name="Strong_20_Emphasis"><text:span text:style-name="T14">mode multijoueur local</text:span></text:span><text:span text:style-name="T14"> en Release 1.4 a soulevé plusieurs défis d’intégration. L’objectif était de permettre à </text:span><text:span text:style-name="Strong_20_Emphasis"><text:span text:style-name="T14">deux joueurs d’interagir simultanément</text:span></text:span><text:span text:style-name="T14"> (ou en alternance) avec le même plateau de jeu, tout en conservant des </text:span><text:span text:style-name="Strong_20_Emphasis"><text:span text:style-name="T14">règles distinctes pour chacun</text:span></text:span><text:span text:style-name="T14"> (positions de départ, étapes, pièces disponibles…).</text:span></text:p>
      <text:h text:style-name="P16" text:outline-level="4">Problème : double logique de jeu sur un même plateau</text:h>
      <text:p text:style-name="P14">Dans un niveau multijoueur, chaque joueur doit :</text:p>
      <text:list xml:id="list3572650783950614123" text:style-name="L9">
        <text:list-item>
          <text:p text:style-name="P32"><text:span text:style-name="T14">Avoir un </text:span><text:span text:style-name="Strong_20_Emphasis"><text:span text:style-name="T14">sac de pièces (PieceBag)</text:span></text:span><text:span text:style-name="T14"> personnel.</text:span></text:p>
        </text:list-item>
        <text:list-item>
          <text:p text:style-name="P32"><text:span text:style-name="T14">Suivre </text:span><text:span text:style-name="Strong_20_Emphasis"><text:span text:style-name="T14">son propre parcours de checkpoints</text:span></text:span><text:span text:style-name="T14"> (cases spéciales).</text:span></text:p>
        </text:list-item>
        <text:list-item>
          <text:p text:style-name="P23"><text:soft-page-break/>Ne pas interférer avec les conditions de victoire de l’autre (sauf règles spécifiques).</text:p>
        </text:list-item>
        <text:list-item>
          <text:p text:style-name="P23">Être géré par le même contrôleur de jeu sans tout dupliquer.</text:p>
        </text:list-item>
      </text:list>
      <text:p text:style-name="Text_20_body"><text:span text:style-name="T14">Cela nécessitait de </text:span><text:span text:style-name="Strong_20_Emphasis"><text:span text:style-name="T14">faire cohabiter deux logiques de jeu</text:span></text:span><text:span text:style-name="T14"> dans un seul système, sans pour autant dupliquer les classes ni casser l’architecture MVC.</text:span></text:p>
      <text:h text:style-name="P16" text:outline-level="4">Solution mise en place</text:h>
      <text:p text:style-name="P14">Nous avons introduit plusieurs ajustements :</text:p>
      <text:list xml:id="list9017388457174911720" text:style-name="L10">
        <text:list-item>
          <text:p text:style-name="P33"><text:span text:style-name="Strong_20_Emphasis"><text:span text:style-name="T14">Activation conditionnelle du mode multijoueur</text:span></text:span><text:span text:style-name="T14"> : une carte « 2 joueurs » active automatiquement deux </text:span><text:span text:style-name="Source_20_Text"><text:span text:style-name="T14">PieceBag</text:span></text:span><text:span text:style-name="T14"> appartenant au joueur 1 ou 2.</text:span></text:p>
        </text:list-item>
        <text:list-item>
          <text:p text:style-name="P33"><text:span text:style-name="T14">Le </text:span><text:span text:style-name="Strong_20_Emphasis"><text:span text:style-name="T14">contrôleur est devenu contextuel</text:span></text:span><text:span text:style-name="T14">, c’est-à-dire qu’il détecte quel joueur est en train de jouer, et </text:span><text:span text:style-name="Strong_20_Emphasis"><text:span text:style-name="T14">redirige les actions vers le bon PieceBag</text:span></text:span><text:span text:style-name="T14">.</text:span></text:p>
        </text:list-item>
        <text:list-item>
          <text:p text:style-name="P24">Les vues, quant à elles, sont capables d’afficher les deux parcours de manière différenciée </text:p>
        </text:list-item>
        <text:list-item>
          <text:p text:style-name="P33"><text:span text:style-name="T14">Le </text:span><text:span text:style-name="Strong_20_Emphasis"><text:span text:style-name="T14">modèle de plateau</text:span></text:span><text:span text:style-name="T14"> a été enrichi pour différencier les interactions en fonction du joueur actif, tout en gardant une </text:span><text:span text:style-name="Strong_20_Emphasis"><text:span text:style-name="T14">structure unique de données partagée</text:span></text:span><text:span text:style-name="T14">.</text:span></text:p>
        </text:list-item>
      </text:list>
      <text:p text:style-name="Text_20_body"><text:span text:style-name="T14">Ce système nous a permis d’ajouter rapidement du</text:span><text:span text:style-name="Strong_20_Emphasis"><text:span text:style-name="T14"> multijoueur</text:span></text:span><text:span text:style-name="T14"> sans modifier la logique de base, grâce à notre </text:span><text:span text:style-name="Strong_20_Emphasis"><text:span text:style-name="T14">modèle de jeu flexible et bien encapsulé</text:span></text:span><text:span text:style-name="T14">.</text:span></text:p>
      <text:p text:style-name="P14"/>
      <text:h text:style-name="P12" text:outline-level="2"><text:tab/><text:span text:style-name="T15">Méthodologie de travail</text:span></text:h>
      <text:h text:style-name="P2" text:outline-level="3"><text:tab/><text:tab/><text:span text:style-name="T13">Un temps fort consacré à l’architecture</text:span></text:h>
      <text:p text:style-name="Text_20_body"><text:span text:style-name="T14">Dès le lancement du projet, nous avons décidé de </text:span><text:span text:style-name="Strong_20_Emphasis"><text:span text:style-name="T14">consacrer un temps significatif à la conception de l’architecture logicielle</text:span></text:span><text:span text:style-name="T14">, afin de garantir une base solide et évolutive. Cette décision a été motivée par la volonté d’éviter les refontes coûteuses en milieu de développement, et de </text:span><text:span text:style-name="Strong_20_Emphasis"><text:span text:style-name="T14">pouvoir intégrer progressivement des fonctionnalités complexes</text:span></text:span><text:span text:style-name="T14"> comme l’éditeur de niveaux, le solveur ou le multijoueur.</text:span></text:p>
      <text:p text:style-name="Text_20_body"><text:span text:style-name="T14">Le choix d’une architecture </text:span><text:span text:style-name="Strong_20_Emphasis"><text:span text:style-name="T14">MVC claire et extensible</text:span></text:span><text:span text:style-name="T14"> nous a permis de structurer proprement notre code et de favoriser l’indépendance des modules.</text:span></text:p>
      <text:h text:style-name="P2" text:outline-level="3"><text:tab/><text:tab/><text:span text:style-name="T13">Une approche orientée fonctionnalités</text:span></text:h>
      <text:p text:style-name="Text_20_body"><text:span text:style-name="T14">Plutôt que d’attribuer à chacun un bloc technique (modèle, vue ou contrôleur), nous avons préféré une organisation </text:span><text:span text:style-name="Strong_20_Emphasis"><text:span text:style-name="T14">par tâche/fonctionnalité</text:span></text:span><text:span text:style-name="T14">. Chaque membre de l’équipe choisissait une feature à développer (ex. : rotation des pièces, conditions de victoire, UI de l’éditeur…), et utilisait l’architecture MVC pour la rendre fonctionnelle et intégrée.</text:span></text:p>
      <text:p text:style-name="P14">Cette approche présente plusieurs avantages :</text:p>
      <text:list xml:id="list8859662605350064341" text:style-name="L11">
        <text:list-item>
          <text:p text:style-name="P34"><text:span text:style-name="T14">Tous les membres ont travaillé sur différents aspects du code, ce qui a favorisé la </text:span><text:span text:style-name="Strong_20_Emphasis"><text:span text:style-name="T14">compréhension globale du projet</text:span></text:span><text:span text:style-name="T14">.</text:span></text:p>
        </text:list-item>
        <text:list-item>
          <text:p text:style-name="P34"><text:span text:style-name="T14">Le développement a été </text:span><text:span text:style-name="Strong_20_Emphasis"><text:span text:style-name="T14">itératif</text:span></text:span><text:span text:style-name="T14"> : chaque fonctionnalité ajoutée venait enrichir une base déjà proprement structurée.</text:span></text:p>
        </text:list-item>
        <text:list-item>
          <text:p text:style-name="P34"><text:span text:style-name="T14">Cela a permis une </text:span><text:span text:style-name="Strong_20_Emphasis"><text:span text:style-name="T14">grande flexibilité dans la répartition des tâches</text:span></text:span><text:span text:style-name="T14">, selon les envies ou disponibilités de chacun.</text:span></text:p>
        </text:list-item>
      </text:list>
      <text:h text:style-name="P2" text:outline-level="3"><text:soft-page-break/><text:tab/><text:tab/><text:span text:style-name="T13">Travail collaboratif et outils</text:span></text:h>
      <text:p text:style-name="Text_20_body"><text:span text:style-name="T14">Le projet a été développé en Java avec un système de versioning via </text:span><text:span text:style-name="Strong_20_Emphasis"><text:span text:style-name="T14">Git</text:span></text:span><text:span text:style-name="T14">, hébergé sur une plateforme de dépôt partagée. Nous avons régulièrement :</text:span></text:p>
      <text:list xml:id="list4473147728340290290" text:style-name="L12">
        <text:list-item>
          <text:p text:style-name="P35"><text:span text:style-name="T14">Fait des </text:span><text:span text:style-name="Strong_20_Emphasis"><text:span text:style-name="T14">revues de code</text:span></text:span><text:span text:style-name="T14"> entre membres pour garantir la cohérence.</text:span></text:p>
        </text:list-item>
        <text:list-item>
          <text:p text:style-name="P35"><text:span text:style-name="T14">Mis en place des </text:span><text:span text:style-name="Strong_20_Emphasis"><text:span text:style-name="T14">branches fonctionnelles</text:span></text:span><text:span text:style-name="T14">, puis des </text:span><text:span text:style-name="Strong_20_Emphasis"><text:span text:style-name="T14">pull requests</text:span></text:span><text:span text:style-name="T14"> pour valider les ajouts.</text:span></text:p>
        </text:list-item>
        <text:list-item>
          <text:p text:style-name="P35"><text:span text:style-name="T14">Organisé des </text:span><text:span text:style-name="Strong_20_Emphasis"><text:span text:style-name="T14">points réguliers</text:span></text:span><text:span text:style-name="T14"> (informels) pour synchroniser l’avancement, prioriser les prochaines tâches, et gérer les bugs.</text:span></text:p>
        </text:list-item>
      </text:list>
      <text:p text:style-name="Text_20_body"><text:span text:style-name="T14">Cette organisation nous a permis de </text:span><text:span text:style-name="Strong_20_Emphasis"><text:span text:style-name="T14">maintenir un bon rythme sur toute la durée du projet</text:span></text:span><text:span text:style-name="T14">, tout en laissant de la place à l’expérimentation et aux améliorations progressives.</text:span></text:p>
      <text:h text:style-name="P11" text:outline-level="2"><text:span text:style-name="T3"><text:tab/></text:span><text:span text:style-name="T5">Chronologie des Releases</text:span></text:h>
      <text:h text:style-name="P4" text:outline-level="3"><text:span text:style-name="Strong_20_Emphasis"><text:span text:style-name="T8">Release 1.0 (Fin Février)</text:span></text:span></text:h>
      <text:p text:style-name="P15"><text:span text:style-name="Emphasis"><text:span text:style-name="T7">Version prototype</text:span></text:span></text:p>
      <text:list xml:id="list4540478386373071705" text:style-name="L13">
        <text:list-item>
          <text:p text:style-name="P40">Architecture MVC implémentée</text:p>
        </text:list-item>
        <text:list-item>
          <text:p text:style-name="P40">Système de pièces basiques (placement fixe)</text:p>
        </text:list-item>
        <text:list-item>
          <text:p text:style-name="P40">Plateau de jeu et menu principal</text:p>
        </text:list-item>
      </text:list>
      <text:h text:style-name="P4" text:outline-level="3"><text:span text:style-name="Strong_20_Emphasis"><text:span text:style-name="T8">Release 1.1 (Mi-Mars)</text:span></text:span></text:h>
      <text:p text:style-name="P15"><text:span text:style-name="Emphasis"><text:span text:style-name="T7">Améliorations fondamentales</text:span></text:span></text:p>
      <text:list xml:id="list4817842300810890146" text:style-name="L14">
        <text:list-item>
          <text:p text:style-name="P41">Drag-and-drop des pièces</text:p>
        </text:list-item>
        <text:list-item>
          <text:p text:style-name="P41">Preview avant placement</text:p>
        </text:list-item>
        <text:list-item>
          <text:p text:style-name="P41">Restrictions de placement (bords uniquement)</text:p>
        </text:list-item>
        <text:list-item>
          <text:p text:style-name="P41">Refonte partielle de l'architecture</text:p>
        </text:list-item>
      </text:list>
      <text:h text:style-name="P4" text:outline-level="3"><text:span text:style-name="Strong_20_Emphasis"><text:span text:style-name="T8">Release 1.2 (Début Avril)</text:span></text:span></text:h>
      <text:p text:style-name="P15"><text:span text:style-name="Emphasis"><text:span text:style-name="T7">Stabilisation</text:span></text:span></text:p>
      <text:list xml:id="list2449408971358126998" text:style-name="L15">
        <text:list-item>
          <text:p text:style-name="P42">Correction des bugs de rotation</text:p>
        </text:list-item>
        <text:list-item>
          <text:p text:style-name="P42">Système de sélection de niveaux</text:p>
        </text:list-item>
        <text:list-item>
          <text:p text:style-name="P42">Classes Listener/Constants</text:p>
        </text:list-item>
        <text:list-item>
          <text:p text:style-name="P42">Algorithme de résolution (niveaux simples)</text:p>
        </text:list-item>
      </text:list>
      <text:h text:style-name="P4" text:outline-level="3"><text:span text:style-name="Strong_20_Emphasis"><text:span text:style-name="T8">Release 1.3 (Fin Avril)</text:span></text:span></text:h>
      <text:p text:style-name="P15"><text:span text:style-name="Emphasis"><text:span text:style-name="T7">Complexité stratégique</text:span></text:span></text:p>
      <text:list xml:id="list1293071859756979795" text:style-name="L16">
        <text:list-item>
          <text:p text:style-name="P43">Ajout des ponts et nouvelles règles</text:p>
        </text:list-item>
        <text:list-item>
          <text:p text:style-name="P43">Solveur IA avancé</text:p>
        </text:list-item>
        <text:list-item>
          <text:p text:style-name="P43">Système de victoire/défaite</text:p>
        </text:list-item>
        <text:list-item>
          <text:p text:style-name="P43">Détection des problèmes d'étages</text:p>
        </text:list-item>
      </text:list>
      <text:h text:style-name="P4" text:outline-level="3"><text:soft-page-break/><text:span text:style-name="Strong_20_Emphasis"><text:span text:style-name="T8">Release 1.4 et 1.5 (Mi-Mai)</text:span></text:span></text:h>
      <text:p text:style-name="P15"><text:span text:style-name="Emphasis"><text:span text:style-name="T7">Versions finales</text:span></text:span></text:p>
      <text:list xml:id="list8160996481965803341" text:style-name="L17">
        <text:list-item>
          <text:p text:style-name="P44">Mode multijoueur local</text:p>
        </text:list-item>
        <text:list-item>
          <text:p text:style-name="P44">Système sonore complet</text:p>
        </text:list-item>
        <text:list-item>
          <text:p text:style-name="P44">Refonte visuelle (thème sombre)</text:p>
        </text:list-item>
        <text:list-item>
          <text:p text:style-name="P44">Solutionneur de niveaux ("Solve")</text:p>
        </text:list-item>
        <text:list-item>
          <text:p text:style-name="P44">Correction des bugs résiduels</text:p>
        </text:list-item>
      </text:list>
      <text:p text:style-name="P8"/>
      <text:p text:style-name="P8"/>
      <text:h text:style-name="P6" text:outline-level="2"><text:tab/><text:span text:style-name="T13">Conclusion et pistes d'amélioration</text:span></text:h>
      <text:p text:style-name="P45"/>
      <text:p text:style-name="Text_20_body"><text:span text:style-name="T14">Nous sommes collectivement très satisfaits de ce que nous avons accompli avec </text:span><text:span text:style-name="Strong_20_Emphasis"><text:span text:style-name="T14">Dungeon Exit</text:span></text:span><text:span text:style-name="T14">. Le jeu est fonctionnel, stable, et intègre </text:span><text:span text:style-name="Strong_20_Emphasis"><text:span text:style-name="T14">toutes les fonctionnalités majeures</text:span></text:span><text:span text:style-name="T14"> que nous nous étions fixées dès le départ : un système de placement fluide, un solveur IA, un éditeur de niveaux, des étages, et même un mode multijoueur local. Chaque ajout a été pensé pour enrichir l’expérience de jeu sans compromettre la clarté de l’architecture.</text:span></text:p>
      <text:h text:style-name="P3" text:outline-level="3"><text:tab/>Ce que nous avons appris</text:h>
      <text:p text:style-name="Text_20_body"><text:span text:style-name="T14">Ce projet nous a permis de </text:span><text:span text:style-name="Strong_20_Emphasis"><text:span text:style-name="T14">progresser significativement</text:span></text:span><text:span text:style-name="T14"> sur plusieurs aspects :</text:span></text:p>
      <text:list xml:id="list1985735784983119963" text:style-name="L18">
        <text:list-item>
          <text:p text:style-name="P36"><text:span text:style-name="T14">Sur le plan </text:span><text:span text:style-name="Strong_20_Emphasis"><text:span text:style-name="T14">humain et organisationnel</text:span></text:span><text:span text:style-name="T14">, nous avons appris à travailler efficacement en équipe : comment coder à plusieurs en parallèle, comment </text:span><text:span text:style-name="Strong_20_Emphasis"><text:span text:style-name="T14">partager nos idées</text:span></text:span><text:span text:style-name="T14">, arbitrer entre différentes solutions, et </text:span><text:span text:style-name="Strong_20_Emphasis"><text:span text:style-name="T14">trouver des compromis intelligents</text:span></text:span><text:span text:style-name="T14">.</text:span></text:p>
        </text:list-item>
        <text:list-item>
          <text:p text:style-name="P36"><text:span text:style-name="T14">Sur le plan </text:span><text:span text:style-name="Strong_20_Emphasis"><text:span text:style-name="T14">technique</text:span></text:span><text:span text:style-name="T14">, nous avons utilisé de </text:span><text:span text:style-name="Strong_20_Emphasis"><text:span text:style-name="T14">nouvelles bibliothèques</text:span></text:span><text:span text:style-name="T14">, écrit des </text:span><text:span text:style-name="Strong_20_Emphasis"><text:span text:style-name="T14">algorithmes plus complexes</text:span></text:span><text:span text:style-name="T14">, conçu des systèmes </text:span><text:span text:style-name="Strong_20_Emphasis"><text:span text:style-name="T14">modulaires</text:span></text:span><text:span text:style-name="T14">, et pris conscience de l'importance des </text:span><text:span text:style-name="Strong_20_Emphasis"><text:span text:style-name="T14">performances et de l’optimisation</text:span></text:span><text:span text:style-name="T14">.</text:span></text:p>
        </text:list-item>
        <text:list-item>
          <text:p text:style-name="P36"><text:span text:style-name="T14">Enfin, nous avons aussi découvert </text:span><text:span text:style-name="Strong_20_Emphasis"><text:span text:style-name="T14">l’importance d’une architecture bien pensée</text:span></text:span><text:span text:style-name="T14">, qui permet non seulement d’accélérer le développement, mais aussi de maintenir un code propre, lisible, et évolutif.</text:span></text:p>
        </text:list-item>
      </text:list>
      <text:h text:style-name="P3" text:outline-level="3"><text:tab/>Pistes d’amélioration</text:h>
      <text:p text:style-name="P14">avec plus de temps, nous aurions aimé aller encore plus loin :</text:p>
      <text:list xml:id="list2126174664271519832" text:style-name="L19">
        <text:list-item>
          <text:p text:style-name="P37"><text:span text:style-name="T14">Développer un </text:span><text:span text:style-name="Strong_20_Emphasis"><text:span text:style-name="T14">mode multijoueur en ligne</text:span></text:span><text:span text:style-name="T14">, avec matchmaking ou parties privées.</text:span></text:p>
        </text:list-item>
        <text:list-item>
          <text:p text:style-name="P37"><text:span text:style-name="T14">Rendre le jeu </text:span><text:span text:style-name="Strong_20_Emphasis"><text:span text:style-name="T14">plus vivant</text:span></text:span><text:span text:style-name="T14"> : animations plus poussées, transitions fluides, musiques dynamiques, bruitages interactifs.</text:span></text:p>
        </text:list-item>
        <text:list-item>
          <text:p text:style-name="P37"><text:span text:style-name="T14">Ajouter un </text:span><text:span text:style-name="Strong_20_Emphasis"><text:span text:style-name="T14">fil narratif ou une campagne solo</text:span></text:span><text:span text:style-name="T14">, pour proposer une progression avec histoire, ambiance et objectifs.</text:span></text:p>
        </text:list-item>
        <text:list-item>
          <text:p text:style-name="P25">Enrichir l’éditeur de niveaux avec des options plus avancées (scripts, événements, conditions spécifiques).</text:p>
        </text:list-item>
        <text:list-item>
          <text:p text:style-name="P25">Optimiser davantage certains algorithmes, notamment pour le solveur ou les vérifications de victoire sur des cartes plus grandes ou complexes.</text:p>
        </text:list-item>
      </text:list>
      <text:p text:style-name="P8"/>
      <text:p text:style-name="P13"><text:span text:style-name="Strong_20_Emphasis"><text:span text:style-name="T2"><text:line-break/><text:line-break/><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epSeek-CJK-patch" svg:font-family="DeepSeek-CJK-patch, Inter, system-ui, apple-system, BlinkMacSystemFont, 'Segoe UI', Roboto, 'Noto Sans', Ubuntu, Cantarell, 'Helvetica Neue', Oxygen, 'Open Sans',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thur lhomme</meta:initial-creator>
    <meta:creation-date>2025-05-15T17:18:24.83</meta:creation-date>
    <dc:date>2025-05-19T12:15:43.94</dc:date>
    <dc:creator>arthur lhomme</dc:creator>
    <meta:editing-duration>PT2H19M55S</meta:editing-duration>
    <meta:editing-cycles>5</meta:editing-cycles>
    <meta:generator>OpenOffice/4.1.15$Win32 OpenOffice.org_project/4115m2$Build-9813</meta:generator>
    <meta:document-statistic meta:table-count="0" meta:image-count="0" meta:object-count="0" meta:page-count="7" meta:paragraph-count="154" meta:word-count="2316" meta:character-count="14980"/>
  </office:meta>
</office:document-meta>
</file>